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mbv24 Today's date: 2017/07/12</text:p>
      <text:h text:style-name="Heading_20_1" text:outline-level="1">What tools have you worked with so far in this class?</text:h>
      <text:p text:style-name="First_20_paragraph">I have worked with: * <text:span text:style-name="T3">Github</text:span> * <text:span text:style-name="T4">Jekyll</text:span> * <text:span text:style-name="T5">Pandoc</text:span></text:p>
      <text:h text:style-name="Heading_20_2" text:outline-level="2">Which have you found most potentially useful?</text:h>
      <text:p text:style-name="First_20_paragraph"><text:span text:style-name="T6">Pandoc</text:span> is potentially useful.</text:p>
      <text:h text:style-name="Heading_20_3" text:outline-level="3">Why?</text:h>
      <text:p text:style-name="First_20_paragraph"><text:span text:style-name="T7">Pandoc</text:span> can be used to convert files into different file types.</text:p>
      <text:h text:style-name="Heading_20_1" text:outline-level="1">What tools have been the most difficult to learn?</text:h>
      <text:p text:style-name="First_20_paragraph">Manipulating the Jekyll site was <text:span text:style-name="T8">relatively</text:span> difficult.</text:p>
      <text:h text:style-name="Heading_20_2" text:outline-level="2">Why have they been particularly difficult to learn and use?</text:h>
      <text:p text:style-name="First_20_paragraph">There is more <text:span text:style-name="T9">creativity</text:span> involved.</text:p>
      <text:h text:style-name="Heading_20_3" text:outline-level="3">What tools would you like to learn more about?</text:h>
      <text:p text:style-name="First_20_paragraph">I would like to learn more about <text:span text:style-name="T10">Pandoc</text:span>.</text:p>
      <text:p text:style-name="Horizontal_20_Line"/>
      <text:p text:style-name="First_20_paragraph"><text:span text:style-name="T11">When</text:span><text:span text:style-name="T12"> </text:span><text:span text:style-name="T13">you</text:span><text:span text:style-name="T14"> </text:span><text:span text:style-name="T15">are</text:span><text:span text:style-name="T16"> </text:span><text:span text:style-name="T17">finished</text:span><text:span text:style-name="T18"> </text:span><text:span text:style-name="T19">with</text:span><text:span text:style-name="T20"> </text:span><text:span text:style-name="T21">the</text:span><text:span text:style-name="T22"> </text:span><text:span text:style-name="T23">questions</text:span><text:span text:style-name="T24"> </text:span><text:span text:style-name="T25">in</text:span><text:span text:style-name="T26"> </text:span><text:span text:style-name="T27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